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TSCENE 3: Midpoint Narration</text:p>
      <text:p text:style-name="P1"/>
      <text:p text:style-name="P1">SUMMARY<text:span text:style-name="T1">: Tony Cannoli talks to his associates as he washes his hands. Mavish talks to Lt. Haynes about the case, to track him down. </text:span></text:p>
      <text:p text:style-name="P1"><text:span text:style-name="T1"/></text:p>
      <text:p text:style-name="P3">PAGE 1. <text:span text:style-name="T2">TONY CANNOLI</text:span></text:p>
      <text:p text:style-name="P1">PANEL 1. We see the Cannoli Estate.</text:p>
      <text:p text:style-name="P2">CANNOLI: Yeah? What else went wrong tonight?</text:p>
      <text:p text:style-name="P1">PANEL 2. We see Cannoli washing his hands.</text:p>
      <text:p text:style-name="P2">PHONE VOICE: Still nothin' on the money from the ole' detective.</text:p>
      <text:p text:style-name="P2">CANNOLI: Great. What a shitshow.</text:p>
      <text:p text:style-name="P1">PANEL 3. We see Cannoli in the mirror, the phone resting on his shoulder.</text:p>
      <text:p text:style-name="P2">PHONE: Our mole's got plans to get the secondary to ya. He'll call you tonight.</text:p>
      <text:p text:style-name="P2"/>
      <text:p text:style-name="P1"><text:span text:style-name="T10">PAGE 2. </text:span><text:span text:style-name="T3">CANNOLI PT 2</text:span></text:p>
      <text:p text:style-name="P1"><text:span text:style-name="T8">PANEL 1. We see Cannoli standing with the phone.</text:span></text:p>
      <text:p text:style-name="P2"><text:span text:style-name="T8">CANNOLI: Not tonight, get him to call me right now. Big things are goin' down in just a few hours and I want that son of a bitch on my doorstep now.</text:span></text:p>
      <text:p text:style-name="P2"><text:span text:style-name="T8">PHONE: Yessir, Cannoli. We'll see what we can do.</text:span></text:p>
      <text:p text:style-name="P1"><text:span text:style-name="T8">PANEL 2. Cannoli closeup angry</text:span></text:p>
      <text:p text:style-name="P1"><text:span text:style-name="T9">CANNOLI: I want that detective. If he's not here by tonight, I'm gonna put a bullet between your eyes. Got it?</text:span></text:p>
      <text:p text:style-name="P1"><text:span text:style-name="T9">PHONE: Yessir, Cannoli.</text:span></text:p>
      <text:p text:style-name="P1"><text:span text:style-name="T8">PANEL 3. Cannoli hangs up the phone.</text:span></text:p>
      <text:p text:style-name="P1"><text:span text:style-name="T8">PANEL 4. Cannoli walks out of the bathroom.</text:span></text:p>
      <text:p text:style-name="P1"><text:span text:style-name="T8"/></text:p>
      <text:p text:style-name="P1"><text:span text:style-name="T10">PAGE 3. </text:span><text:span text:style-name="T3">POLICE DEPARTMENT</text:span></text:p>
      <text:p text:style-name="P1"><text:span text:style-name="T5">PANEL 1. MAVISH and HAYNES standing together. Haynes hands him a folder.</text:span></text:p>
      <text:p text:style-name="P1"><text:span text:style-name="T6">HAYNES: We tracked down his apartment. Here's the address and a photograph.</text:span></text:p>
      <text:p text:style-name="P1"><text:span text:style-name="T6">MAVISH: We got a record on Cannoli?</text:span></text:p>
      <text:p text:style-name="P1"><text:span text:style-name="T5">PANEL 2. HAYNES looking at MAVISH.</text:span></text:p>
      <text:p text:style-name="P2"><text:span text:style-name="T5">HAYNES: We've dealt with him a few times. He served a bit for possession and trafficking, but he's been keeping his hands clean lately.</text:span></text:p>
      <text:p text:style-name="P1"><text:span text:style-name="T5">PANEL 3. MAVISH down at the papers.</text:span></text:p>
      <text:p text:style-name="P2"><text:span text:style-name="T5">MAVISH: This guy sounds like a real professional.</text:span></text:p>
      <text:p text:style-name="P2"><text:span text:style-name="T5">HAYNES: Sure is.</text:span></text:p>
      <text:p text:style-name="P1"><text:span text:style-name="T5">PANEL 4. MAVISH looking up to Haynes.</text:span></text:p>
      <text:p text:style-name="P2"><text:span text:style-name="T5">MAVISH: I'll deal with him myself.</text:span></text:p>
      <text:p text:style-name="P1"><text:span text:style-name="T5"/></text:p>
      <text:p text:style-name="P3"><text:span text:style-name="T7">PAGE 4. </text:span><text:span text:style-name="T2">THEIR FINAL GOOD MOMENT </text:span></text:p>
      <text:p text:style-name="P5"><text:span text:style-name="T8">PANEL 1. HAYNES grabs his arm.</text:span></text:p>
      <text:p text:style-name="P4"><text:span text:style-name="T8">HAYNES: Wait, detective.</text:span></text:p>
      <text:p text:style-name="P4"><text:span text:style-name="T8">MAVISH: What is it?</text:span></text:p>
      <text:p text:style-name="P5"><text:span text:style-name="T8">PANEL 2. HAYNES looks.</text:span></text:p>
      <text:p text:style-name="P4"><text:span text:style-name="T8">HAYNES: It's been an honoring working with you all these years, Detective Mavish.</text:span></text:p>
      <text:p text:style-name="P5"><text:span text:style-name="T8">PANEL 3. MAVISH looks.</text:span></text:p>
      <text:p text:style-name="P4"><text:span text:style-name="T8">MAVISH: I know, it's dangerous. Don't worry Haynes, I'll be fine.</text:span></text:p>
      <text:p text:style-name="P5"><text:span text:style-name="T8">PANEL 4. Haynes looks forw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9T18:24:25.13</meta:creation-date>
    <dc:date>2018-05-19T19:08:54.81</dc:date>
    <dc:creator>Ezry Bennett</dc:creator>
    <meta:editing-duration>PT28M32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39" meta:word-count="350" meta:character-count="1930"/>
  </office:meta>
</office:document-meta>
</file>